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40000000B8BE70CAECE72388E.png" manifest:media-type="image/png"/>
  <manifest:file-entry manifest:full-path="Pictures/100002010000000A000000093A5DF8D420AE2262.png" manifest:media-type="image/png"/>
  <manifest:file-entry manifest:full-path="Pictures/10000458000000FE000000EA35E32D9FA2E4DB5B.svg" manifest:media-type="image/svg+xml"/>
  <manifest:file-entry manifest:full-path="Pictures/100002010000000A0000000BB5872024E8987EFA.png" manifest:media-type="image/png"/>
  <manifest:file-entry manifest:full-path="Pictures/100002010000000B0000000A21B1D49F2B3C39C1.png" manifest:media-type="image/png"/>
  <manifest:file-entry manifest:full-path="Pictures/1000119C000003B00000011B3B8CBDA7966395FA.svg" manifest:media-type="image/svg+xml"/>
  <manifest:file-entry manifest:full-path="Pictures/100008DB000001040000011A33CBAABE1119F201.svg" manifest:media-type="image/svg+xml"/>
  <manifest:file-entry manifest:full-path="Pictures/100007B4000001180000010F2BDB9865AF2FA27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915cm" fo:min-width="1.845cm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5eb91e" draw:marker-start-width="0.359cm" draw:marker-end-width="0.359cm" draw:fill-color="#d4ea6b" draw:textarea-horizontal-align="justify" draw:textarea-vertical-align="middle" draw:auto-grow-height="false" fo:min-height="3.327cm" fo:min-width="3.58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5eb91e" draw:marker-start-width="0.359cm" draw:marker-end-width="0.359cm" draw:fill-color="#d4ea6b" draw:textarea-horizontal-align="justify" draw:textarea-vertical-align="middle" draw:auto-grow-height="false" fo:min-height="3.595cm" fo:min-width="3.718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ot" svg:stroke-width="0.081cm" draw:marker-start-width="0.321cm" draw:marker-end-width="0.321cm" draw:opacity="52%" draw:textarea-horizontal-align="justify" draw:textarea-vertical-align="middle" draw:auto-grow-height="false" fo:min-height="1.998cm" fo:min-width="1.93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ot" svg:stroke-width="0.081cm" draw:marker-start-width="0.321cm" draw:marker-end-width="0.321cm" draw:opacity="52%" draw:textarea-horizontal-align="justify" draw:textarea-vertical-align="middle" draw:auto-grow-height="false" fo:min-height="1.999cm" fo:min-width="1.929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Dot" svg:stroke-width="0.081cm" draw:marker-start-width="0.321cm" draw:marker-end-width="0.321cm" draw:opacity="52%" draw:textarea-horizontal-align="justify" draw:textarea-vertical-align="middle" draw:auto-grow-height="false" fo:min-height="1.999cm" fo:min-width="1.93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Dot" svg:stroke-width="0.081cm" draw:marker-start-width="0.321cm" draw:marker-end-width="0.321cm" draw:opacity="52%" draw:textarea-horizontal-align="justify" draw:textarea-vertical-align="middle" draw:auto-grow-height="false" fo:min-height="1.998cm" fo:min-width="1.929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-color="#ec9ba4" draw:textarea-horizontal-align="justify" draw:textarea-vertical-align="middle" draw:auto-grow-height="false" fo:min-height="5.392cm" fo:min-width="5.904cm" fo:padding-top="0.165cm" fo:padding-bottom="0.165cm" fo:padding-left="0.29cm" fo:padding-right="0.2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834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opacity="52%"/>
      <style:paragraph-properties fo:text-align="center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3.175cm" svg:x="4.045cm" svg:y="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91cm" svg:height="3.683cm" svg:x="12.065cm" svg:y="1.01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4.324cm" svg:height="3.951cm" svg:x="2.68cm" svg:y="11.55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548cm" svg:height="3.292cm" svg:x="0.882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548cm" svg:height="3.292cm" svg:x="3.154cm" svg:y="9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3.547cm" svg:height="3.293cm" svg:x="5.251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548cm" svg:height="3.292cm" svg:x="5.213cm" svg:y="11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3.548cm" svg:height="3.293cm" svg:x="5.253cm" svg:y="1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548cm" svg:height="3.292cm" svg:x="0.883cm" svg:y="13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3.547cm" svg:height="3.292cm" svg:x="3.155cm" svg:y="13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548cm" svg:height="3.292cm" svg:x="0.762cm" svg:y="11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5" draw:layer="layout" svg:width="8.128cm" svg:height="7.366cm" svg:x="11.303cm" svg:y="10.033cm">
          <text:p/>
          <draw:enhanced-geometry svg:viewBox="0 0 21600 21600" draw:path-stretchpoint-x="10800" draw:path-stretchpoint-y="10800" draw:text-areas="?f3 ?f4 ?f5 ?f6" draw:type="round-rectangle" draw:modifiers="5421.256956698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524cm" svg:height="1.016cm" svg:x="9.144cm" svg:y="13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1.636cm" svg:height="1.582cm" svg:x="4.826cm" svg:y="4.953cm">
          <draw:image xlink:href="Pictures/100007B4000001180000010F2BDB9865AF2FA27E.svg" xlink:type="simple" xlink:show="embed" xlink:actuate="onLoad" loext:mime-type="image/svg+xml">
            <text:p/>
          </draw:image>
          <draw:image xlink:href="Pictures/100002010000000B0000000A21B1D49F2B3C39C1.png" xlink:type="simple" xlink:show="embed" xlink:actuate="onLoad" loext:mime-type="image/png"/>
          <svg:title>TexMaths</svg:title>
          <svg:desc>14§display§\textcolor{white}{\mathcal{A}}§svg§600§TRUE§</svg:desc>
        </draw:frame>
        <draw:frame draw:style-name="gr11" draw:text-style-name="P2" draw:layer="layout" svg:width="1.702cm" svg:height="1.843cm" svg:x="13.081cm" svg:y="5.015cm">
          <draw:image xlink:href="Pictures/100008DB000001040000011A33CBAABE1119F201.svg" xlink:type="simple" xlink:show="embed" xlink:actuate="onLoad" loext:mime-type="image/svg+xml">
            <text:p/>
          </draw:image>
          <draw:image xlink:href="Pictures/100002010000000A0000000BB5872024E8987EFA.png" xlink:type="simple" xlink:show="embed" xlink:actuate="onLoad" loext:mime-type="image/png"/>
          <svg:title>TexMaths</svg:title>
          <svg:desc>14§display§\textcolor{white}{\mathcal{B}}§svg§600§TRUE§</svg:desc>
        </draw:frame>
        <draw:frame draw:style-name="gr11" draw:text-style-name="P2" draw:layer="layout" svg:width="1.636cm" svg:height="1.582cm" svg:x="4.826cm" svg:y="4.953cm">
          <draw:image xlink:href="Pictures/100007B4000001180000010F2BDB9865AF2FA27E.svg" xlink:type="simple" xlink:show="embed" xlink:actuate="onLoad" loext:mime-type="image/svg+xml">
            <text:p/>
          </draw:image>
          <draw:image xlink:href="Pictures/100002010000000B0000000A21B1D49F2B3C39C1.png" xlink:type="simple" xlink:show="embed" xlink:actuate="onLoad" loext:mime-type="image/png"/>
          <svg:title>TexMaths</svg:title>
          <svg:desc>14§display§\textcolor{white}{\mathcal{A}}§svg§600§TRUE§</svg:desc>
        </draw:frame>
        <draw:frame draw:style-name="gr11" draw:text-style-name="P2" draw:layer="layout" svg:width="1.689cm" svg:height="1.556cm" svg:x="8.89cm" svg:y="2.381cm">
          <draw:image xlink:href="Pictures/10000458000000FE000000EA35E32D9FA2E4DB5B.svg" xlink:type="simple" xlink:show="embed" xlink:actuate="onLoad" loext:mime-type="image/svg+xml">
            <text:p/>
          </draw:image>
          <draw:image xlink:href="Pictures/100002010000000A000000093A5DF8D420AE2262.png" xlink:type="simple" xlink:show="embed" xlink:actuate="onLoad" loext:mime-type="image/png"/>
          <svg:title>TexMaths</svg:title>
          <svg:desc>14§display§\textcolor{white}{\oplus}§svg§600§TRUE§</svg:desc>
        </draw:frame>
        <draw:frame draw:style-name="gr11" draw:text-style-name="P2" draw:layer="layout" svg:width="4.885cm" svg:height="1.462cm" svg:x="12.641cm" svg:y="17.907cm">
          <draw:image xlink:href="Pictures/1000119C000003B00000011B3B8CBDA7966395FA.svg" xlink:type="simple" xlink:show="embed" xlink:actuate="onLoad" loext:mime-type="image/svg+xml">
            <text:p/>
          </draw:image>
          <draw:image xlink:href="Pictures/10000201000000240000000B8BE70CAECE72388E.png" xlink:type="simple" xlink:show="embed" xlink:actuate="onLoad" loext:mime-type="image/png"/>
          <svg:title>TexMaths</svg:title>
          <svg:desc>14§display§\textcolor{white}{\mathcal{A} \oplus \mathcal{B}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1:51:35.541115996</dc:date>
    <meta:editing-duration>PT1H9M4S</meta:editing-duration>
    <meta:editing-cycles>8</meta:editing-cycles>
    <meta:generator>LibreOffice/6.4.7.2$Linux_X86_64 LibreOffice_project/40$Build-2</meta:generator>
    <meta:document-statistic meta:object-count="20"/>
  </office:meta>
</office:document-meta>
</file>